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Waree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5acfb"/>
    </style:style>
    <style:style style:name="T1" style:family="text">
      <style:text-properties officeooo:rsid="0015acfb"/>
    </style:style>
    <style:style style:name="T2" style:family="text">
      <style:text-properties style:font-name="Waree" fo:font-size="14pt" fo:font-weight="normal" officeooo:rsid="0015acfb" style:font-size-asian="12.25pt" style:font-weight-asian="normal" style:font-size-complex="14pt" style:font-weight-complex="normal"/>
    </style:style>
    <style:style style:name="T3" style:family="text">
      <style:text-properties style:font-name="Waree" fo:font-size="14pt" fo:font-weight="normal" officeooo:rsid="00178d4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</text:span>ask overview</text:p>
      <text:p text:style-name="P2"><text:span text:style-name="T2">This is a brief overview of my challenge, the task is contains main points that make the front end developer challenge himself to get a clean code as same as the prototype and make the logic too to complete the perfect idea as making it compatible with all devices screens and </text:span><text:span text:style-name="T3">make it easy for the user experience.<text:line-break/>As in the navbar there are three styles for the items appears in different screen sizes, I solve it using css and jquery as an example.<text:line-break/>The bonus points makes me search and learn new thin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aree" svg:font-family="War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2T17:48:44.951405368</meta:creation-date>
    <dc:date>2021-04-12T18:04:56.727191120</dc:date>
    <meta:editing-duration>PT6M1S</meta:editing-duration>
    <meta:editing-cycles>1</meta:editing-cycles>
    <meta:document-statistic meta:table-count="0" meta:image-count="0" meta:object-count="0" meta:page-count="1" meta:paragraph-count="2" meta:word-count="96" meta:character-count="518" meta:non-whitespace-character-count="424"/>
    <meta:generator>LibreOffice/6.0.7.3$Linux_X86_64 LibreOffice_project/00m0$Build-3</meta:generator>
  </office:meta>
</office:document-meta>
</file>